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Depression is a real and very powerful thing. </text:p>
      <text:p text:style-name="Standard"/>
      <text:p text:style-name="Standard">I've spent the better part of the last two days in bed. Out of smokes, out of money, out of food stamps; all pay delayed. </text:p>
      <text:p text:style-name="Standard"/>
      <text:p text:style-name="Standard">Supposed to move out in two days. Got 7 jobs I need to apply for. Just unable to move. I'd rather move and go hungry than stay and be fed. There are food options around the TL regardless of how unpleasant. And the pain in my knees has been excruciating lately; too much walking commuting to meetings, appointments and such. </text:p>
      <text:p text:style-name="Standard"/>
      <text:p text:style-name="Standard">Recently I (silently) did a favor for a guy ('Fred') I really don't like, most people don't, he is a board member of the whiney, knucklehead club.</text:p>
      <text:p text:style-name="Standard"/>
      <text:p text:style-name="Standard">The other day; cleaned up a huge mess he made spreading broken glass everywhere. He made an effort to clean up but it looked like he swept with a rake. I didn't say anything, just took care of it before the shit hit the fan. He has so many strikes against him already, this might have have been the last straw, many would be happy with that.</text:p>
      <text:p text:style-name="Standard"/>
      <text:p text:style-name="Standard">2100, had to sign the 'attendance' book for the day, mozey on up to sign, notice Fr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Verdana"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Verdana"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Verdana" fo:font-family="Verdana"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Verdana" fo:font-family="Verdana" style:font-family-generic="swis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Verdana" fo:font-family="Verdana"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3T21:27:19.767721077</meta:creation-date>
    <dc:date>2024-08-03T21:27:38.875071504</dc:date>
    <meta:editing-duration>PT20S</meta:editing-duration>
    <meta:editing-cycles>1</meta:editing-cycles>
    <meta:document-statistic meta:table-count="0" meta:image-count="0" meta:object-count="0" meta:page-count="1" meta:paragraph-count="6" meta:word-count="204" meta:character-count="1065" meta:non-whitespace-character-count="864"/>
    <meta:generator>LibreOffice/7.3.7.2$Linux_X86_64 LibreOffice_project/30$Build-2</meta:generator>
  </office:meta>
</office:document-meta>
</file>